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marker-end="Arrow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>
            <draw:line table:end-cell-address="Sheet1.B21" table:end-x="1.184cm" table:end-y="0.345cm" draw:z-index="4" draw:style-name="gr1" draw:text-style-name="P1" svg:x1="1.102cm" svg:y1="0.266cm" svg:x2="1.184cm" svg:y2="8.443cm">
              <text:p/>
            </draw:line>
            <draw:line table:end-cell-address="Sheet1.B3" table:end-x="2.038cm" table:end-y="0.319cm" draw:z-index="6" draw:style-name="gr1" draw:text-style-name="P1" svg:x1="1.102cm" svg:y1="0.292cm" svg:x2="2.038cm" svg:y2="0.319cm">
              <text:p/>
            </draw:line>
          </table:table-cell>
          <table:table-cell office:value-type="string">
            <text:p>Estado 1</text:p>
          </table:table-cell>
          <table:table-cell/>
        </table:table-row>
        <table:table-row table:style-name="ro1">
          <table:table-cell table:number-columns-repeated="2"/>
          <table:table-cell>
            <draw:line table:end-cell-address="Sheet1.C7" table:end-x="0.854cm" table:end-y="0.397cm" draw:z-index="0" draw:style-name="gr2" draw:text-style-name="P1" svg:x1="0.826cm" svg:y1="0.08cm" svg:x2="0.854cm" svg:y2="1.747cm">
              <text:p/>
            </draw:line>
          </table:table-cell>
          <table:table-cell/>
        </table:table-row>
        <table:table-row table:style-name="ro1">
          <table:table-cell table:number-columns-repeated="3"/>
          <table:table-cell table:style-name="ce1" office:value-type="string">
            <text:p>Serial= S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stado 2</text:p>
          </table:table-cell>
          <table:table-cell office:value-type="string">
            <text:p>t0=millis()</text:p>
          </table:table-cell>
        </table:table-row>
        <table:table-row table:style-name="ro1">
          <table:table-cell table:number-columns-repeated="2"/>
          <table:table-cell>
            <draw:line table:end-cell-address="Sheet1.C12" table:end-x="0.964cm" table:end-y="0.423cm" draw:z-index="1" draw:style-name="gr2" draw:text-style-name="P1" svg:x1="0.936cm" svg:y1="0.106cm" svg:x2="0.964cm" svg:y2="1.773cm">
              <text:p/>
            </draw:line>
          </table:table-cell>
          <table:table-cell/>
        </table:table-row>
        <table:table-row table:style-name="ro1">
          <table:table-cell table:number-columns-repeated="3"/>
          <table:table-cell table:style-name="ce1" office:value-type="string">
            <text:p>NULL</text:p>
          </table:table-cell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stado 3</text:p>
          </table:table-cell>
          <table:table-cell/>
        </table:table-row>
        <table:table-row table:style-name="ro1">
          <table:table-cell table:number-columns-repeated="2"/>
          <table:table-cell>
            <draw:line table:end-cell-address="Sheet1.C17" table:end-x="1.019cm" table:end-y="0.344cm" draw:z-index="2" draw:style-name="gr2" draw:text-style-name="P1" svg:x1="0.991cm" svg:y1="0.026cm" svg:x2="1.019cm" svg:y2="1.693cm">
              <text:p/>
            </draw:line>
          </table:table-cell>
          <table:table-cell/>
        </table:table-row>
        <table:table-row table:style-name="ro1">
          <table:table-cell table:number-columns-repeated="3"/>
          <table:table-cell table:style-name="ce1" office:value-type="string">
            <text:p>Serial=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stado 4</text:p>
          </table:table-cell>
          <table:table-cell office:value-type="string">
            <text:p>Print millis()-t1</text:p>
          </table:table-cell>
        </table:table-row>
        <table:table-row table:style-name="ro1">
          <table:table-cell table:number-columns-repeated="2"/>
          <table:table-cell>
            <draw:line table:end-cell-address="Sheet1.C21" table:end-x="1.129cm" table:end-y="0.398cm" draw:z-index="3" draw:style-name="gr1" draw:text-style-name="P1" svg:x1="1.102cm" svg:y1="0.16cm" svg:x2="1.129cm" svg:y2="1.298cm">
              <text:p/>
            </draw:line>
          </table:table-cell>
          <table:table-cell/>
        </table:table-row>
        <table:table-row table:style-name="ro1">
          <table:table-cell table:number-columns-repeated="3"/>
          <table:table-cell table:style-name="ce1" office:value-type="string">
            <text:p>Null</text:p>
          </table:table-cell>
        </table:table-row>
        <table:table-row table:style-name="ro1">
          <table:table-cell/>
          <table:table-cell>
            <draw:line table:end-cell-address="Sheet1.C21" table:end-x="1.074cm" table:end-y="0.371cm" draw:z-index="5" draw:style-name="gr1" draw:text-style-name="P1" svg:x1="1.184cm" svg:y1="0.345cm" svg:x2="3.332cm" svg:y2="0.371cm">
              <text:p/>
            </draw:line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7/10/2011</text:date>, <text:time>16:1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</meta:initial-creator>
    <meta:creation-date>2011-10-17T15:48:45</meta:creation-date>
    <dc:date>2011-10-17T16:15:00</dc:date>
    <dc:creator>Igor </dc:creator>
    <meta:editing-duration>PT11M5S</meta:editing-duration>
    <meta:editing-cycles>1</meta:editing-cycles>
    <meta:document-statistic meta:table-count="3" meta:cell-count="10" meta:object-count="7"/>
    <meta:generator>LibreOffice/3.3$Linux LibreOffice_project/330m19$Build-301</meta:generator>
  </office:meta>
</office:document-meta>
</file>